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Roboto" svg:font-family="Roboto"/>
    <style:font-face style:name="Arial2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Link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Pseudo Classes</text:span></text:p>
          </draw:text-box>
        </draw:frame>
        <draw:frame draw:name="Google Shape;74;p14_2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 text:style-name="P6"><text:span text:style-name="T4">a:link {</text:span></text:p>
              </text:list-header>
              <text:list-item>
                <text:p text:style-name="P6"><text:span text:style-name="T4"><text:s text:c="2"/></text:span><text:span text:style-name="T4">color: #FF0000;</text:span></text:p>
              </text:list-item>
              <text:list-item>
                <text:p text:style-name="P6"><text:span text:style-name="T4">}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a:visited {</text:span></text:p>
              </text:list-item>
              <text:list-item>
                <text:p text:style-name="P6"><text:span text:style-name="T4"><text:s text:c="2"/></text:span><text:span text:style-name="T4">color: #00FF00;</text:span></text:p>
              </text:list-item>
              <text:list-item>
                <text:p text:style-name="P6"><text:span text:style-name="T4">}</text:span></text:p>
                <text:p text:style-name="P6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&lt;body style=”color: blue;”&gt;</text:span></text:p>
              <text:p text:style-name="P8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8"><text:span text:style-name="T5">&lt;link href="css/styles.css" type="text/css" rel="stylesheet"&gt;</text:span></text:p>
              <text:p text:style-name="P8"><text:span text:style-name="T5"/></text:p>
            </draw:text-box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Pseudo Classes</text:span></text:p>
          </draw:text-box>
        </draw:frame>
        <draw:frame draw:name="Google Shape;74;p14_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 text:style-name="P6"><text:span text:style-name="T4">a:hover {</text:span></text:p>
              </text:list-header>
              <text:list-item>
                <text:p text:style-name="P6"><text:span text:style-name="T4"><text:s text:c="2"/></text:span><text:span text:style-name="T4">color: #FF00FF;</text:span></text:p>
              </text:list-item>
              <text:list-item>
                <text:p text:style-name="P6"><text:span text:style-name="T4">}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a:active {</text:span></text:p>
              </text:list-item>
              <text:list-item>
                <text:p text:style-name="P6"><text:span text:style-name="T4"><text:s text:c="2"/></text:span><text:span text:style-name="T4">color: #0000FF;</text:span></text:p>
              </text:list-item>
              <text:list-item>
                <text:p text:style-name="P6"><text:span text:style-name="T4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1" draw:style-name="gr1" draw:layer="layout" svg:width="16.932cm" svg:height="9.524cm" svg:x="1.059cm" svg:y="1.905cm" draw:page-number="3" presentation:class="page"/>
          <draw:frame draw:name="Google Shape;71;g9b49ceafd7_0_1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Links como Listas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 text:style-name="P6"><text:span text:style-name="T4">nav ul {</text:span></text:p>
              </text:list-header>
              <text:list-item>
                <text:p text:style-name="P6"><text:span text:style-name="T4"><text:s text:c="2"/></text:span><text:span text:style-name="T4">list-style-type: none;</text:span></text:p>
              </text:list-item>
              <text:list-item>
                <text:p text:style-name="P6"><text:span text:style-name="T4">}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nav li {</text:span></text:p>
              </text:list-item>
              <text:list-item>
                <text:p text:style-name="P6"><text:span text:style-name="T4"><text:s text:c="2"/></text:span><text:span text:style-name="T4">display: inline-block;</text:span></text:p>
              </text:list-item>
              <text:list-item>
                <text:p text:style-name="P6"><text:span text:style-name="T4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70;g9b49ceafd7_0_0" draw:style-name="gr1" draw:layer="layout" svg:width="16.932cm" svg:height="9.524cm" svg:x="1.059cm" svg:y="1.905cm" draw:page-number="4" presentation:class="page"/>
          <draw:frame draw:name="Google Shape;71;g9b49ceafd7_0_0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1"><text:span text:style-name="T5">&lt;body style=”color: blue;”&gt;</text:span></text:p>
              <text:p text:style-name="P1"><text:span text:style-name="T5">&lt;style type="text/css"&gt; <text:s text:c="2"/>body { color: blue;} </text:span><text:span text:style-name="T5"><text:tab/></text:span><text:span text:style-name="T5"> &lt;/style&gt;</text:span></text:p>
              <text:p text:style-name="P1"><text:span text:style-name="T5">&lt;link href="css/styles.css" type="text/css" rel="stylesheet"&gt;</text:span></text:p>
              <text:p text:style-name="P1"><text:span text:style-name="T5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Roboto" svg:font-family="Roboto"/>
    <style:font-face style:name="Arial2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2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19;p4" draw:style-name="Mgr5" draw:text-style-name="MP9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6T12:05:25.616206885</dc:date>
    <meta:editing-duration>PT1H21M53S</meta:editing-duration>
    <meta:editing-cycles>8</meta:editing-cycles>
    <meta:document-statistic meta:object-count="48"/>
  </office:meta>
</office:document-meta>
</file>